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rsid="0012e35f" officeooo:paragraph-rsid="0012e35f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2e35f" officeooo:paragraph-rsid="0012e35f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4bdad" officeooo:paragraph-rsid="0014bdad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officeooo:rsid="00173156" officeooo:paragraph-rsid="0017315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e35f" style:font-weight-asian="bold" style:font-weight-complex="bold"/>
    </style:style>
    <style:style style:name="T3" style:family="text">
      <style:text-properties fo:font-weight="bold" officeooo:rsid="0014bdad" style:font-weight-asian="bold" style:font-weight-complex="bold"/>
    </style:style>
    <style:style style:name="T4" style:family="text">
      <style:text-properties officeooo:rsid="0014bdad"/>
    </style:style>
    <style:style style:name="T5" style:family="text">
      <style:text-properties fo:font-weight="normal" officeooo:rsid="00180ae9" style:font-weight-asian="normal" style:font-weight-complex="normal"/>
    </style:style>
    <style:style style:name="T6" style:family="text">
      <style:text-properties fo:font-weight="normal" officeooo:rsid="00180e8c" style:font-weight-asian="normal" style:font-weight-complex="normal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Producer Consume</text:span><text:span text:style-name="T3">r</text:span><text:span text:style-name="T2"> Problem</text:span></text:p>
      <text:p text:style-name="P2"><text:span text:style-name="T2"/></text:p>
      <text:p text:style-name="P4">The whole queue is broken down into multiple small size queues are taken to increase the concurrency. Each of th<text:span text:style-name="T4">ese</text:span> queues have their <text:span text:style-name="T4">own mutex locks and condition variables to allow multiple producer and consumer to access the main queue simultaneously. Each producer and consumer will find the first free sub-queue and will add/delete element from it. Due to unordered access of the sub-queues, the FIFO order will not be maintained. </text:span></text:p>
      <text:p text:style-name="P4"/>
      <text:p text:style-name="P5"><text:span text:style-name="T1">Default parameters </text:span>: </text:p>
      <text:p text:style-name="P5">no_of_consumers = 1000</text:p>
      <text:p text:style-name="P5">no_of_producers = 1000</text:p>
      <text:p text:style-name="P5">size of a single queue = 5</text:p>
      <text:p text:style-name="P5">no_of_queues <text:s/>= 100</text:p>
      <text:p text:style-name="P5">Each output is obtained after running program for 10 sec.</text:p>
      <text:p text:style-name="P3"><text:span text:style-name="T3"/></text:p>
      <text:p text:style-name="P6"><text:span text:style-name="T1">Following are the variation observed : </text:span><text:span text:style-name="T5">All the behavior are as expected except some anomalies in the no_of_queues graph. The anomaly can be attributed to the fact that both producer and consumer are linearly searching for finding the first free queue. </text:span><text:span text:style-name="T6">Search cost is linear in terms of number of queues.</text:span><text:span text:style-name="T5"> So increasing the </text:span><text:span text:style-name="T6">number of </text:span><text:span text:style-name="T5">queues, will increase the search cost as after some time all the queues will be busy </text:span><text:span text:style-name="T6">(</text:span><text:span text:style-name="T5">because of large number of producers and consumers</text:span><text:span text:style-name="T6">) which result in many waste search over the main queue.</text:span><text:span text:style-name="T5"> </text:span></text:p>
      <text:p text:style-name="Standard"><draw:frame draw:style-name="fr1" draw:name="Object1" text:anchor-type="paragraph" svg:width="16cm" svg:height="8.99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<draw:frame draw:style-name="fr2" draw:name="Object2" text:anchor-type="paragraph" svg:width="16.027cm" svg:height="9.006cm" draw:z-index="1"><draw:object xlink:href="./Object 2" xlink:type="simple" xlink:show="embed" xlink:actuate="onLoad"/><draw:image xlink:href="./ObjectReplacements/Object 2" xlink:type="simple" xlink:show="embed" xlink:actuate="onLoad"/></draw:frame><text:soft-page-break/></text:p>
      <text:p text:style-name="Standard"><draw:frame draw:style-name="fr1" draw:name="Object3" text:anchor-type="paragraph" svg:width="16cm" svg:height="8.999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/>
      <text:p text:style-name="Standard"><draw:frame draw:style-name="fr1" draw:name="Object4" text:anchor-type="paragraph" svg:width="16.027cm" svg:height="9.006cm" draw:z-index="3"><draw:object xlink:href="./Object 4" xlink:type="simple" xlink:show="embed" xlink:actuate="onLoad"/><draw:image xlink:href="./ObjectReplacements/Object 4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8T03:39:39.252415998</meta:creation-date>
    <dc:date>2020-04-28T03:57:42.794384299</dc:date>
    <meta:editing-duration>PT14M1S</meta:editing-duration>
    <meta:editing-cycles>4</meta:editing-cycles>
    <meta:generator>LibreOffice/6.0.7.3$Linux_X86_64 LibreOffice_project/00m0$Build-3</meta:generator>
    <meta:document-statistic meta:table-count="0" meta:image-count="0" meta:object-count="4" meta:page-count="3" meta:paragraph-count="9" meta:word-count="193" meta:character-count="1153" meta:non-whitespace-character-count="96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5.019cm" svg:y="0.315cm" chart:style-name="ch2">
          <text:p>Throuput vs no_of_producers</text:p>
        </chart:title>
        <chart:legend chart:legend-position="end" svg:x="13.147cm" svg:y="4.2cm" style:legend-expansion="high" chart:style-name="ch3"/>
        <chart:plot-area chart:style-name="ch4" chart:data-source-has-labels="both" svg:x="1.33cm" svg:y="1.273cm" svg:width="11.498cm" svg:height="6.566cm">
          <chartooo:coordinate-region svg:x="2.137cm" svg:y="1.473cm" svg:width="10.135cm" svg:height="5.719cm"/>
          <chart:axis chart:dimension="x" chart:name="primary-x" chart:style-name="ch5" chartooo:axis-type="auto">
            <chart:title svg:x="5.791cm" svg:y="8.018cm" chart:style-name="ch6">
              <text:p>no_of_producers</text:p>
            </chart:title>
            <chart:categories table:cell-range-address="local-table.$A$2:.$A$6"/>
          </chart:axis>
          <chart:axis chart:dimension="y" chart:name="primary-y" chart:style-name="ch5">
            <chart:title svg:x="0.451cm" svg:y="5.447cm" chart:style-name="ch7">
              <text:p>Throughput</text:p>
            </chart:title>
            <chart:grid chart:style-name="ch8" chart:class="major"/>
          </chart:axis>
          <chart:series chart:style-name="ch9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50">
                <text:p>1250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250">
                <text:p>6250</text:p>
              </table:table-cell>
              <table:table-cell office:value-type="float" office:value="1005">
                <text:p>10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26cm" svg:height="9.006cm" xlink:href="." xlink:type="simple" chart:class="chart:scatter" chart:style-name="ch1">
        <chart:title svg:x="4.927cm" svg:y="0.316cm" chart:style-name="ch2">
          <text:p>Throuput vs no_of_consumers</text:p>
        </chart:title>
        <chart:legend chart:legend-position="end" svg:x="13.174cm" svg:y="4.204cm" style:legend-expansion="high" chart:style-name="ch3"/>
        <chart:plot-area chart:style-name="ch4" chart:data-source-has-labels="both" svg:x="1.331cm" svg:y="1.275cm" svg:width="11.523cm" svg:height="6.57cm">
          <chartooo:coordinate-region svg:x="2.138cm" svg:y="1.474cm" svg:width="10.159cm" svg:height="5.724cm"/>
          <chart:axis chart:dimension="x" chart:name="primary-x" chart:style-name="ch5" chartooo:axis-type="auto">
            <chart:title svg:x="5.738cm" svg:y="8.025cm" chart:style-name="ch6">
              <text:p>no_of_consumers</text:p>
            </chart:title>
            <chart:categories table:cell-range-address="local-table.$A$2:.$A$6"/>
          </chart:axis>
          <chart:axis chart:dimension="y" chart:name="primary-y" chart:style-name="ch5">
            <chart:title svg:x="0.451cm" svg:y="5.265cm" chart:style-name="ch7">
              <text:p>Throuput</text:p>
            </chart:title>
            <chart:grid chart:style-name="ch8" chart:class="major"/>
          </chart:axis>
          <chart:series chart:style-name="ch9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50">
                <text:p>1250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250">
                <text:p>6250</text:p>
              </table:table-cell>
              <table:table-cell office:value-type="float" office:value="1005">
                <text:p>10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5.296cm" svg:y="0.315cm" chart:style-name="ch2">
          <text:p>Throuput vs no_of_queues</text:p>
        </chart:title>
        <chart:legend chart:legend-position="end" svg:x="13.147cm" svg:y="4.2cm" style:legend-expansion="high" chart:style-name="ch3"/>
        <chart:plot-area chart:style-name="ch4" chart:data-source-has-labels="both" svg:x="1.33cm" svg:y="1.273cm" svg:width="11.498cm" svg:height="6.566cm">
          <chartooo:coordinate-region svg:x="2.137cm" svg:y="1.473cm" svg:width="10.227cm" svg:height="5.72cm"/>
          <chart:axis chart:dimension="x" chart:name="primary-x" chart:style-name="ch5" chartooo:axis-type="auto">
            <chart:title svg:x="5.977cm" svg:y="8.018cm" chart:style-name="ch6">
              <text:p>no_of_queues</text:p>
            </chart:title>
            <chart:categories table:cell-range-address="local-table.$A$2:.$A$7"/>
          </chart:axis>
          <chart:axis chart:dimension="y" chart:name="primary-y" chart:style-name="ch5">
            <chart:title svg:x="0.451cm" svg:y="5.447cm" chart:style-name="ch7">
              <text:p>Throughput</text:p>
            </chart:title>
            <chart:grid chart:style-name="ch8" chart:class="major"/>
          </chart:axis>
          <chart:series chart:style-name="ch9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50">
                <text:p>1250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250">
                <text:p>6250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250">
                <text:p>31250</text:p>
              </table:table-cell>
              <table:table-cell office:value-type="float" office:value="860">
                <text:p>86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26cm" svg:height="9.006cm" xlink:href="." xlink:type="simple" chart:class="chart:scatter" chart:style-name="ch1">
        <chart:title svg:x="5.641cm" svg:y="0.316cm" chart:style-name="ch2">
          <text:p>Throuput vs buffer size</text:p>
        </chart:title>
        <chart:legend chart:legend-position="end" svg:x="13.174cm" svg:y="4.204cm" style:legend-expansion="high" chart:style-name="ch3"/>
        <chart:plot-area chart:style-name="ch4" chart:data-source-has-labels="both" svg:x="1.331cm" svg:y="1.275cm" svg:width="11.523cm" svg:height="6.57cm">
          <chartooo:coordinate-region svg:x="2.138cm" svg:y="1.474cm" svg:width="10.251cm" svg:height="5.724cm"/>
          <chart:axis chart:dimension="x" chart:name="primary-x" chart:style-name="ch5" chartooo:axis-type="auto">
            <chart:title svg:x="4.521cm" svg:y="8.025cm" chart:style-name="ch6">
              <text:p>buffer size (or size of single queue)</text:p>
            </chart:title>
            <chart:categories table:cell-range-address="local-table.$A$2:.$A$10"/>
          </chart:axis>
          <chart:axis chart:dimension="y" chart:name="primary-y" chart:style-name="ch5">
            <chart:title svg:x="0.451cm" svg:y="5.451cm" chart:style-name="ch7">
              <text:p>Throughput</text:p>
            </chart:title>
            <chart:grid chart:style-name="ch8" chart:class="major"/>
          </chart:axis>
          <chart:series chart:style-name="ch9" chart:values-cell-range-address="local-table.$C$2:.$C$10" chart:label-cell-address="local-table.$C$1" chart:class="chart:scatter">
            <chart:domain table:cell-range-address="local-table.$B$2:.$B$10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877">
                <text:p>8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906">
                <text:p>9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8">
                <text:p>128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6">
                <text:p>256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2">
                <text:p>512</text:p>
              </table:table-cell>
              <table:table-cell office:value-type="float" office:value="1003">
                <text:p>100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